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min-height="3.26cm" fo:min-width="6.0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 style:parent-style-name="standard">
      <style:graphic-properties svg:stroke-width="0.1cm" svg:stroke-color="#ff6600" draw:marker-start-width="0.5cm" draw:marker-end-width="0.5cm" draw:fill="none" draw:textarea-horizontal-align="justify" draw:textarea-vertical-align="middle" draw:auto-grow-height="false" fo:min-height="1.141cm" fo:min-width="6.09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6600" draw:marker-start-width="0.5cm" draw:marker-end-width="0.5cm" draw:fill="none" draw:fill-color="#009900" draw:textarea-horizontal-align="justify" draw:textarea-vertical-align="middle" draw:auto-grow-height="false" fo:min-height="1.011cm" fo:min-width="0.88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6600" draw:marker-start-width="0.5cm" draw:marker-end-width="0.5cm" draw:fill="none" draw:fill-color="#009900" draw:textarea-horizontal-align="justify" draw:textarea-vertical-align="middle" draw:auto-grow-height="false" fo:min-height="0.911cm" fo:min-width="0.788cm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Dashed_20__28_var_29_" svg:stroke-width="0.1cm" svg:stroke-color="#ff6600" draw:marker-start-width="0.5cm" draw:marker-end-width="0.5cm" draw:fill="none" draw:textarea-horizontal-align="justify" draw:textarea-vertical-align="middle" draw:auto-grow-height="false" fo:min-height="3.776cm" fo:min-width="17.75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3" style:family="graphic" style:parent-style-name="standard">
      <style:graphic-properties draw:stroke="none" svg:stroke-color="#000000" draw:fill="none" draw:fill-color="#ffffff" fo:min-height="1.147cm"/>
    </style:style>
    <style:style style:name="gr14" style:family="graphic" style:parent-style-name="standard">
      <style:graphic-properties draw:stroke="none" svg:stroke-color="#000000" draw:fill="none" draw:fill-color="#ffffff" fo:min-height="1.889cm"/>
    </style:style>
    <style:style style:name="gr15" style:family="graphic" style:parent-style-name="standard">
      <style:graphic-properties draw:stroke="dash" draw:stroke-dash="Dashed_20__28_var_29_" svg:stroke-width="0.1cm" svg:stroke-color="#009900" draw:marker-start-width="0.5cm" draw:marker-end-width="0.5cm" draw:fill="none" draw:textarea-horizontal-align="justify" draw:textarea-vertical-align="middle" draw:auto-grow-height="false" fo:min-height="12.128cm" fo:min-width="17.162cm" fo:padding-top="0.175cm" fo:padding-bottom="0.175cm" fo:padding-left="0.3cm" fo:padding-right="0.3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1.637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786cm" fo:min-width="0.1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1.723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2.417cm" fo:min-width="0.1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2.52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9900" fo:font-size="24pt" style:font-size-asian="24pt" style:font-size-complex="24pt"/>
    </style:style>
    <style:style style:name="P3" style:family="paragraph">
      <loext:graphic-properties draw:fill="none" draw:fill-color="#ffffff"/>
      <style:text-properties fo:color="#009900" fo:font-size="24pt" style:font-size-asian="24pt" style:font-size-complex="24pt"/>
    </style:style>
    <style:style style:name="P4" style:family="paragraph">
      <style:text-properties fo:color="#ff6600" fo:font-size="24pt" style:font-size-asian="24pt" style:font-size-complex="24pt"/>
    </style:style>
    <style:style style:name="P5" style:family="paragraph">
      <loext:graphic-properties draw:fill="none" draw:fill-color="#ffffff"/>
      <style:text-properties fo:color="#9900ff" fo:font-size="24pt" style:font-size-asian="24pt" style:font-size-complex="24pt"/>
    </style:style>
    <style:style style:name="P6" style:family="paragraph">
      <style:paragraph-properties fo:text-align="center"/>
      <style:text-properties fo:color="#ff6600" fo:font-size="24pt" style:font-size-asian="24pt" style:font-size-complex="24pt"/>
    </style:style>
    <style:style style:name="P7" style:family="paragraph">
      <loext:graphic-properties draw:fill="none" draw:fill-color="#009900"/>
      <style:paragraph-properties fo:text-align="center"/>
      <style:text-properties fo:color="#ff6600" fo:font-size="24pt" style:font-size-asian="24pt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color="#ff6600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text-properties fo:color="#009900" fo:font-size="24pt" fo:font-style="italic" style:font-size-asian="24pt" style:font-style-asian="italic" style:font-size-complex="24pt" style:font-style-complex="italic"/>
    </style:style>
    <style:style style:name="P12" style:family="paragraph">
      <loext:graphic-properties draw:fill="none" draw:fill-color="#ffffff"/>
      <style:text-properties fo:color="#009900" fo:font-size="24pt" fo:font-style="italic" style:font-size-asian="24pt" style:font-style-asian="italic" style:font-size-complex="24pt" style:font-style-complex="italic"/>
    </style:style>
    <style:style style:name="P13" style:family="paragraph">
      <style:text-properties fo:color="#ff6600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P14" style:family="paragraph">
      <loext:graphic-properties draw:fill="none" draw:fill-color="#ffffff"/>
      <style:text-properties fo:color="#ff6600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color="#009900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9900" fo:font-size="24pt" style:font-size-asian="24pt" style:font-size-complex="24pt"/>
    </style:style>
    <style:style style:name="T3" style:family="text">
      <style:text-properties fo:color="#ff6600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9900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ff6600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4cm" svg:x="2.016cm" svg:y="2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842cm" svg:height="1.195cm" svg:x="2.778cm" svg:y="2.778cm">
          <draw:text-box>
            <text:p text:style-name="P2"><text:span text:style-name="T1">Raspberry</text:span><text:span text:style-name="T2"> Pi</text:span></text:p>
          </draw:text-box>
        </draw:frame>
        <draw:custom-shape draw:style-name="gr1" draw:text-style-name="P1" draw:layer="layout" svg:width="7cm" svg:height="4cm" svg:x="11.922cm" svg:y="2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805cm" svg:height="1.195cm" svg:x="13.816cm" svg:y="2.778cm">
          <draw:text-box>
            <text:p text:style-name="P2"><text:span text:style-name="T2">PiTFT</text:span></text:p>
          </draw:text-box>
        </draw:frame>
        <draw:custom-shape draw:style-name="gr1" draw:text-style-name="P1" draw:layer="layout" svg:width="7cm" svg:height="4cm" svg:x="2.136cm" svg:y="9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19cm" svg:height="1.195cm" svg:x="3.931cm" svg:y="9.457cm">
          <draw:text-box>
            <text:p text:style-name="P2"><text:span text:style-name="T2">Arduino</text:span></text:p>
          </draw:text-box>
        </draw:frame>
        <draw:custom-shape draw:style-name="gr1" draw:text-style-name="P1" draw:layer="layout" svg:width="7cm" svg:height="4cm" svg:x="12.049cm" svg:y="9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429cm" svg:height="1.524cm" svg:x="13.827cm" svg:y="9.509cm">
          <draw:text-box>
            <text:p text:style-name="P2"><text:span text:style-name="T2">gShield</text:span></text:p>
          </draw:text-box>
        </draw:frame>
        <draw:custom-shape draw:style-name="gr5" draw:text-style-name="P1" draw:layer="layout" svg:width="6.858cm" svg:height="1.651cm" svg:x="2.143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6.856cm" svg:height="1.195cm" svg:x="2.143cm" svg:y="17.002cm">
          <draw:text-box>
            <text:p text:style-name="P4"><text:span text:style-name="T3">Peristaltic <text:s/>Pump</text:span></text:p>
          </draw:text-box>
        </draw:frame>
        <draw:custom-shape draw:style-name="gr6" draw:text-style-name="P7" draw:layer="layout" svg:width="1.524cm" svg:height="1.397cm" svg:x="12.938cm" svg:y="16.748cm">
          <text:p text:style-name="P6"><text:span text:style-name="T3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524cm" svg:height="1.397cm" svg:x="14.97cm" svg:y="16.748cm">
          <text:p text:style-name="P6"><text:span text:style-name="T3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524cm" svg:height="1.397cm" svg:x="17.002cm" svg:y="16.748cm">
          <text:p text:style-name="P6"><text:span text:style-name="T3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8.796cm" svg:height="4.572cm" svg:x="1.127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6.579cm" svg:height="1.574cm" svg:x="12.684cm" svg:y="18.272cm">
          <draw:text-box>
            <text:p text:style-name="P8"><text:span text:style-name="T3">Stepper motors</text:span></text:p>
          </draw:text-box>
        </draw:frame>
        <draw:frame draw:style-name="gr10" draw:text-style-name="P10" draw:layer="layout" svg:width="6.35cm" svg:height="2.321cm" svg:x="2.524cm" svg:y="4.175cm">
          <draw:text-box>
            <text:p text:style-name="P8"><text:span text:style-name="T4">Generate and stream G-code</text:span></text:p>
          </draw:text-box>
        </draw:frame>
        <draw:frame draw:style-name="gr3" draw:text-style-name="P10" draw:layer="layout" svg:width="5.633cm" svg:height="2.139cm" svg:x="12.639cm" svg:y="4.195cm">
          <draw:text-box>
            <text:p text:style-name="P8"><text:span text:style-name="T4">Touchscreen </text:span></text:p>
            <text:p text:style-name="P8"><text:span text:style-name="T4">user interface</text:span></text:p>
          </draw:text-box>
        </draw:frame>
        <draw:frame draw:style-name="gr11" draw:text-style-name="P10" draw:layer="layout" svg:width="6.096cm" svg:height="3.048cm" svg:x="12.684cm" svg:y="10.779cm">
          <draw:text-box>
            <text:p text:style-name="P8"><text:span text:style-name="T4">Stepper motor drivers</text:span></text:p>
          </draw:text-box>
        </draw:frame>
        <draw:frame draw:style-name="gr12" draw:text-style-name="P10" draw:layer="layout" svg:width="5.722cm" svg:height="2.139cm" svg:x="3.279cm" svg:y="10.779cm">
          <draw:text-box>
            <text:p text:style-name="P8"><text:span text:style-name="T4">Grbl G-code parser</text:span></text:p>
          </draw:text-box>
        </draw:frame>
        <draw:frame draw:style-name="gr13" draw:text-style-name="P12" draw:layer="layout" svg:width="9.271cm" svg:height="1.397cm" svg:x="7.223cm" svg:y="1.127cm">
          <draw:text-box>
            <text:p text:style-name="P11"><text:span text:style-name="T5">Control system</text:span></text:p>
          </draw:text-box>
        </draw:frame>
        <draw:frame draw:style-name="gr14" draw:text-style-name="P14" draw:layer="layout" svg:width="4.445cm" svg:height="2.139cm" svg:x="8.747cm" svg:y="15.383cm">
          <draw:text-box>
            <text:p text:style-name="P13"><text:span text:style-name="T6">Actuators</text:span></text:p>
          </draw:text-box>
        </draw:frame>
        <draw:custom-shape draw:style-name="gr15" draw:text-style-name="P1" draw:layer="layout" svg:width="19cm" svg:height="13.716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2.667cm" svg:height="1.2cm" svg:x="9.128cm" svg:y="3.92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5" draw:layer="layout" svg:width="1.2cm" svg:height="2.54cm" svg:x="4.831cm" svg:y="6.5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5" draw:layer="layout" svg:width="2.54cm" svg:height="1.2cm" svg:x="9.382cm" svg:y="10.7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5" draw:layer="layout" svg:width="1.2cm" svg:height="3.048cm" svg:x="4.852cm" svg:y="13.5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5" draw:layer="layout" svg:width="0.7cm" svg:height="3.175cm" svg:x="13.319cm" svg:y="13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5" draw:layer="layout" svg:width="0.7cm" svg:height="3.175cm" svg:x="17.383cm" svg:y="13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5" draw:layer="layout" svg:width="0.7cm" svg:height="3.175cm" svg:x="15.351cm" svg:y="13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Wayland</meta:initial-creator>
    <meta:creation-date>2017-07-04T11:16:21.471579000</meta:creation-date>
    <dc:date>2017-07-04T17:13:48.527043000</dc:date>
    <dc:creator>Matt Wayland</dc:creator>
    <meta:editing-duration>PT50M3S</meta:editing-duration>
    <meta:editing-cycles>14</meta:editing-cycles>
    <meta:generator>LibreOffice/4.4.1.2$MacOSX_X86_64 LibreOffice_project/45e2de17089c24a1fa810c8f975a7171ba4cd432</meta:generator>
    <meta:document-statistic meta:object-count="29"/>
  </office:meta>
</office:document-meta>
</file>